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 1546">
            <text:p>test_Parser(multiplicity): 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
            <text:p>5,0 sec</text:p>
          </table:table-cell>
          <table:table-cell table:style-name="ce162" table:formula="of:=TESTSTAT(&quot;count&quot;; [.B47])" office:value-type="float" office:value="1546">
            <text:p>1546</text:p>
          </table:table-cell>
          <table:table-cell table:style-name="ce164" table:formula="of:=[.E47]/[.D47]" office:value-type="float" office:value="309.2">
            <text:p>309,2 a/sec</text:p>
          </table:table-cell>
          <table:table-cell table:number-columns-repeated="4"/>
        </table:table-row>
        <table:table-row table:style-name="ro6">
          <table:table-cell/>
          <table:table-cell table:formula="of:=TEST_PARSER(&quot;basic&quot;)" office:value-type="string" office:string-value="test_Parser(basic): 18,9 9107">
            <text:p>test_Parser(basic): 18,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8.9">
            <text:p>18,9 sec</text:p>
          </table:table-cell>
          <table:table-cell table:style-name="ce162" table:formula="of:=TESTSTAT(&quot;count&quot;; [.B48])" office:value-type="float" office:value="9107">
            <text:p>9107</text:p>
          </table:table-cell>
          <table:table-cell table:style-name="ce164" table:formula="of:=[.E48]/[.D48]" office:value-type="float" office:value="481.851851851852">
            <text:p>481,9 a/sec</text:p>
          </table:table-cell>
          <table:table-cell table:number-columns-repeated="4"/>
        </table:table-row>
        <table:table-row table:style-name="ro6">
          <table:table-cell/>
          <table:table-cell table:formula="of:=TEST_PARSER(&quot;special&quot;)" office:value-type="string" office:string-value="test_Parser(special): 1,7 479">
            <text:p>test_Parser(special): 1,7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7">
            <text:p>1,7 sec</text:p>
          </table:table-cell>
          <table:table-cell table:style-name="ce162" table:formula="of:=TESTSTAT(&quot;count&quot;; [.B49])" office:value-type="float" office:value="479">
            <text:p>479</text:p>
          </table:table-cell>
          <table:table-cell table:style-name="ce164" table:formula="of:=[.E49]/[.D49]" office:value-type="float" office:value="281.764705882353">
            <text:p>281,8 a/sec</text:p>
          </table:table-cell>
          <table:table-cell table:number-columns-repeated="4"/>
        </table:table-row>
        <table:table-row table:style-name="ro6">
          <table:table-cell/>
          <table:table-cell table:formula="of:=TEST_PARSER(&quot;numbers&quot;)" office:value-type="string" office:string-value="test_Parser(numbers): 9,1 3046">
            <text:p>test_Parser(numbers): 9,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9.1">
            <text:p>9,1 sec</text:p>
          </table:table-cell>
          <table:table-cell table:style-name="ce162" table:formula="of:=TESTSTAT(&quot;count&quot;; [.B50])" office:value-type="float" office:value="3046">
            <text:p>3046</text:p>
          </table:table-cell>
          <table:table-cell table:style-name="ce164" table:formula="of:=[.E50]/[.D50]" office:value-type="float" office:value="334.725274725275">
            <text:p>334,7 a/sec</text:p>
          </table:table-cell>
          <table:table-cell table:number-columns-repeated="4"/>
        </table:table-row>
        <table:table-row table:style-name="ro6">
          <table:table-cell/>
          <table:table-cell table:formula="of:=TEST_PARSER(&quot;types&quot;)" office:value-type="string" office:string-value="test_Parser(types): 24 11149">
            <text:p>test_Parser(types): 24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
            <text:p>24,0 sec</text:p>
          </table:table-cell>
          <table:table-cell table:style-name="ce162" table:formula="of:=TESTSTAT(&quot;count&quot;; [.B51])" office:value-type="float" office:value="11149">
            <text:p>11149</text:p>
          </table:table-cell>
          <table:table-cell table:style-name="ce164" table:formula="of:=[.E51]/[.D51]" office:value-type="float" office:value="464.541666666667">
            <text:p>464,5 a/sec</text:p>
          </table:table-cell>
          <table:table-cell table:number-columns-repeated="4"/>
        </table:table-row>
        <table:table-row table:style-name="ro6">
          <table:table-cell table:number-columns-repeated="3"/>
          <table:table-cell table:style-name="ce161" table:formula="of:=SUM([.D46:.D51])" office:value-type="float" office:value="63.5">
            <text:p>63,5 sec</text:p>
          </table:table-cell>
          <table:table-cell table:style-name="ce163" table:formula="of:=SUM([.E46:.E51])" office:value-type="float" office:value="27739">
            <text:p>27739</text:p>
          </table:table-cell>
          <table:table-cell table:style-name="ce165" table:formula="of:=[.E52]/[.D52]" office:value-type="float" office:value="436.834645669291">
            <text:p>436,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3,7 27734">
            <text:p>test_Parser(all): 63,7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3.7">
            <text:p>63,7 sec</text:p>
          </table:table-cell>
          <table:table-cell table:style-name="ce162" table:formula="of:=TESTSTAT(&quot;count&quot;; [.B54])" office:value-type="float" office:value="27734">
            <text:p>27734</text:p>
          </table:table-cell>
          <table:table-cell table:style-name="ce164" table:formula="of:=[.E54]/[.D54]" office:value-type="float" office:value="435.384615384615">
            <text:p>435,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12.06.2017</text:date>, <text:time>16:56: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2T16:56:32.17</dc:date>
    <meta:editing-duration>P176DT16H56M54S</meta:editing-duration>
    <meta:editing-cycles>85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On Local Error Goto TPattern_toString_error
	Select Case _id(_ctor(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 pHd = car(ps)
				Dim pTl : pTl = cadr(ps)
				If DataValue_same(pTl, patNil) Then
					out = "[" &amp; TPattern_toString(pHd, False) &amp; "]"
				Else
					out = TPattern_toString(pHd, True) _
						&amp; ":" _
						&amp; TPattern_toString(pTl, True)
					If needParens Then
						out = "(" &amp; out &amp; ")"
					End If
				End If
			Else
				Dim q As Object
				out = nameOf(c)
				If Not(isNil(ps)) Then
					Do Until isNil(ps)
						q = car(ps)
						ps = cdr(ps)
						out = out &amp; " " &amp; TPattern_toString(q, True)
					Loop
					If needParens Then
						out = "(" &amp; out &amp; ")"
					End If
				End If
			End If
		Case Else
TPattern_toString_error:
			On Local Error Goto 0 ' disable error handler
			croak("TPattern_toString: bad pattern " &amp; typeStr(p))
	End Select
	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tern_Any
	assertEqual(generic_Data_toString(x), "Any").x
	assertEqual(        Data_toString(x), "_").x
	x = Pattern_Const("foo")
	assertEqual(generic_Data_toString(x), "Const 'foo'").x
	assertEqual(        Data_toString(x), "'foo'").x
	x = Pattern_Const(Empty)
	assertEqual(generic_Data_toString(x), "Const Empty").x
	assertEqual(        Data_toString(x), "()").x
	x = Pattern_Var("foo")
	assertEqual(generic_Data_toString(x), "Var 'foo'").x
	assertEqual(        Data_toString(x), "foo").x
	x = patNil
	assertEqual(generic_Data_toString(x), "Data ´Nil []").x
	assertEqual(        Data_toString(x), "[]").x
	x = Pattern_Data(Tp.List_Nil, nil)
	assertEqual(generic_Data_toString(x), "Data ´Nil []").x
	assertEqual(        Data_toString(x), "[]").x
	x = Pattern_Data(Tp.List_Cons, List(Pattern_Var("x"), Pattern_Var("xs")))
	assertEqual(generic_Data_toString(x), "Data ´Cons [x, xs]").x
	assertEqual(        Data_toString(x), "x:xs").x
	x = patCons(Pattern_Var("y"), patCons(Pattern_Var("x"), Pattern_Var("xs")))
	assertEqual(generic_Data_toString(x), "Data ´Cons [y, x:xs]").x
	assertEqual(        Data_toString(x), "y:(x:xs)").x
	x = patCons(patCons(Pattern_Var("y"), Pattern_Var("x")), Pattern_Var("xs"))
	assertEqual(generic_Data_toString(x), "Data ´Cons [y:x, xs]").x
	assertEqual(        Data_toString(x), "(y:x):xs").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